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Cordia New" svg:font-family="Cordia New" style:font-family-generic="swiss" style:font-pitch="variable" svg:panose-1="2 11 3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ngsana New" svg:font-family="Angsana New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H Sarabun New" svg:font-family="TH Sarabun New" style:font-family-generic="swiss" style:font-pitch="variable" svg:panose-1="2 11 5 0 4 2 0 2 0 3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H Sarabun New" style:font-name-complex="TH Sarabun New" fo:font-weight="bold" style:font-weight-asian="bold" style:font-weight-complex="bold" fo:font-size="18pt" style:font-size-asian="18pt" style:font-size-complex="18pt"/>
    </style:style>
    <style:style style:name="T3" style:parent-style-name="DefaultParagraphFont" style:family="text">
      <style:text-properties style:font-name="TH Sarabun New" style:font-name-complex="TH Sarabun New" fo:font-weight="bold" style:font-weight-asian="bold" style:font-weight-complex="bold" fo:font-size="18pt" style:font-size-asian="18pt" style:font-size-complex="18pt" style:script-type="complex"/>
    </style:style>
    <style:style style:name="T4" style:parent-style-name="DefaultParagraphFont" style:family="text">
      <style:text-properties style:font-name="TH Sarabun New" style:font-name-complex="TH Sarabun New" fo:font-weight="bold" style:font-weight-asian="bold" style:font-weight-complex="bold" fo:font-size="18pt" style:font-size-asian="18pt" style:font-size-complex="18pt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font-name="TH Sarabun New" style:font-name-complex="TH Sarabun New" fo:font-weight="bold" style:font-weight-asian="bold" style:font-weight-complex="bold" fo:font-size="18pt" style:font-size-asian="18pt" style:font-size-complex="18pt"/>
    </style:style>
    <style:style style:name="T7" style:parent-style-name="DefaultParagraphFont" style:family="text">
      <style:text-properties style:font-name="TH Sarabun New" style:font-name-complex="TH Sarabun New" fo:font-weight="bold" style:font-weight-asian="bold" style:font-weight-complex="bold" fo:font-size="18pt" style:font-size-asian="18pt" style:font-size-complex="18pt" style:script-type="complex"/>
    </style:style>
    <style:style style:name="T8" style:parent-style-name="DefaultParagraphFont" style:family="text">
      <style:text-properties style:font-name="TH Sarabun New" style:font-name-complex="TH Sarabun New" fo:font-weight="bold" style:font-weight-asian="bold" style:font-weight-complex="bold" fo:font-size="18pt" style:font-size-asian="18pt" style:font-size-complex="18pt"/>
    </style:style>
    <style:style style:name="T9" style:parent-style-name="DefaultParagraphFont" style:family="text">
      <style:text-properties style:font-name="TH Sarabun New" style:font-name-complex="TH Sarabun New" fo:font-weight="bold" style:font-weight-asian="bold" style:font-weight-complex="bold" fo:font-size="18pt" style:font-size-asian="18pt" style:font-size-complex="18pt" style:script-type="complex"/>
    </style:style>
    <style:style style:name="T10" style:parent-style-name="DefaultParagraphFont" style:family="text">
      <style:text-properties style:font-name="TH Sarabun New" style:font-name-complex="TH Sarabun New" fo:font-weight="bold" style:font-weight-asian="bold" style:font-weight-complex="bold" fo:font-size="18pt" style:font-size-asian="18pt" style:font-size-complex="18pt"/>
    </style:style>
    <style:style style:name="T11" style:parent-style-name="DefaultParagraphFont" style:family="text">
      <style:text-properties style:font-name="TH Sarabun New" style:font-name-complex="TH Sarabun New" fo:font-weight="bold" style:font-weight-asian="bold" style:font-weight-complex="bold" fo:font-size="18pt" style:font-size-asian="18pt" style:font-size-complex="18pt" style:script-type="complex"/>
    </style:style>
    <style:style style:name="T12" style:parent-style-name="DefaultParagraphFont" style:family="text">
      <style:text-properties style:font-name="TH Sarabun New" style:font-name-complex="TH Sarabun New" fo:font-weight="bold" style:font-weight-asian="bold" style:font-weight-complex="bold" fo:font-size="18pt" style:font-size-asian="18pt" style:font-size-complex="18pt"/>
    </style:style>
    <style:style style:name="T13" style:parent-style-name="DefaultParagraphFont" style:family="text">
      <style:text-properties style:font-name="TH Sarabun New" style:font-name-complex="TH Sarabun New" fo:font-weight="bold" style:font-weight-asian="bold" style:font-weight-complex="bold" fo:font-size="18pt" style:font-size-asian="18pt" style:font-size-complex="18pt" style:script-type="complex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16" style:parent-style-name="DefaultParagraphFont" style:family="text">
      <style:text-properties style:font-name="TH Sarabun New" style:font-name-complex="TH Sarabun New" fo:font-size="14pt" style:font-size-asian="14pt"/>
    </style:style>
    <style:style style:name="T17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18" style:parent-style-name="DefaultParagraphFont" style:family="text">
      <style:text-properties style:font-name="TH Sarabun New" style:font-name-complex="TH Sarabun New" fo:font-size="14pt" style:font-size-asian="14pt"/>
    </style:style>
    <style:style style:name="T19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0" style:parent-style-name="DefaultParagraphFont" style:family="text">
      <style:text-properties style:font-name="TH Sarabun New" style:font-name-complex="TH Sarabun New" fo:font-size="14pt" style:font-size-asian="14pt"/>
    </style:style>
    <style:style style:name="T21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2" style:parent-style-name="DefaultParagraphFont" style:family="text">
      <style:text-properties style:font-name="TH Sarabun New" style:font-name-complex="TH Sarabun New" fo:font-size="14pt" style:font-size-asian="14pt"/>
    </style:style>
    <style:style style:name="T23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4" style:parent-style-name="DefaultParagraphFont" style:family="text">
      <style:text-properties style:font-name="TH Sarabun New" style:font-name-complex="TH Sarabun New" fo:font-size="14pt" style:font-size-asian="14pt"/>
    </style:style>
    <style:style style:name="T25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26" style:parent-style-name="Normal" style:family="paragraph">
      <style:paragraph-properties fo:text-align="center"/>
      <style:text-properties style:font-name="TH Sarabun New" style:font-name-complex="TH Sarabun New" fo:font-size="14pt" style:font-size-asian="14pt"/>
    </style:style>
    <style:style style:name="T27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28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P29" style:parent-style-name="Normal" style:list-style-name="LFO1" style:family="paragraph"/>
    <style:style style:name="T30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1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32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3" style:parent-style-name="DefaultParagraphFont" style:family="text">
      <style:text-properties style:font-name="TH Sarabun New" style:font-name-complex="TH Sarabun New" fo:font-size="14pt" style:font-size-asian="14pt"/>
    </style:style>
    <style:style style:name="T34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5" style:parent-style-name="DefaultParagraphFont" style:family="text">
      <style:text-properties style:font-name="TH Sarabun New" style:font-name-complex="TH Sarabun New" fo:font-size="14pt" style:font-size-asian="14pt"/>
    </style:style>
    <style:style style:name="P36" style:parent-style-name="Normal" style:list-style-name="LFO1" style:family="paragraph"/>
    <style:style style:name="T37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8" style:parent-style-name="DefaultParagraphFont" style:family="text">
      <style:text-properties style:font-name="TH Sarabun New" style:font-name-complex="TH Sarabun New" fo:font-size="14pt" style:font-size-asian="14pt"/>
    </style:style>
    <style:style style:name="T39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40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41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42" style:parent-style-name="Normal" style:list-style-name="LFO1" style:family="paragraph"/>
    <style:style style:name="T43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44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45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46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47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48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49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50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51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52" style:parent-style-name="Normal" style:list-style-name="LFO1" style:family="paragraph"/>
    <style:style style:name="T53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54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55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56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57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58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59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60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61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62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63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64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65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P66" style:parent-style-name="Normal" style:list-style-name="LFO2" style:family="paragraph"/>
    <style:style style:name="T67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68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69" style:parent-style-name="DefaultParagraphFont" style:family="text">
      <style:text-properties style:font-name="TH Sarabun New" style:font-name-complex="TH Sarabun New" fo:font-size="14pt" style:font-size-asian="14pt"/>
    </style:style>
    <style:style style:name="T70" style:parent-style-name="DefaultParagraphFont" style:family="text">
      <style:text-properties style:font-name="Arial" style:font-name-complex="Angsana New" fo:font-size="14pt" style:font-size-asian="14pt" style:script-type="complex"/>
    </style:style>
    <style:style style:name="T71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72" style:parent-style-name="DefaultParagraphFont" style:family="text">
      <style:text-properties style:font-name="TH Sarabun New" style:font-name-complex="TH Sarabun New" fo:font-style="italic" style:font-style-asian="italic" style:font-style-complex="italic" fo:font-size="14pt" style:font-size-asian="14pt" style:script-type="complex"/>
    </style:style>
    <style:style style:name="T73" style:parent-style-name="DefaultParagraphFont" style:family="text">
      <style:text-properties style:font-name="Cambria Math" style:font-name-complex="TH Sarabun New" fo:font-style="italic" style:font-style-asian="italic" style:font-style-complex="italic" fo:font-size="14pt" style:font-size-asian="14pt"/>
    </style:style>
    <style:style style:name="T74" style:parent-style-name="DefaultParagraphFont" style:family="text">
      <style:text-properties style:font-name="Cambria Math" style:font-name-complex="Angsana New" fo:font-style="italic" style:font-style-asian="italic" style:font-style-complex="italic" fo:font-size="14pt" style:font-size-asian="14pt" style:script-type="complex"/>
    </style:style>
    <style:style style:name="T75" style:parent-style-name="DefaultParagraphFont" style:family="text">
      <style:text-properties style:font-name="Cambria Math" style:font-name-complex="TH Sarabun New" fo:font-size="14pt" style:font-size-asian="14pt"/>
    </style:style>
    <style:style style:name="T76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77" style:parent-style-name="DefaultParagraphFont" style:family="text">
      <style:text-properties style:font-name="Cambria Math" style:font-name-complex="TH Sarabun New" fo:font-size="14pt" style:font-size-asian="14pt"/>
    </style:style>
    <style:style style:name="T78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79" style:parent-style-name="DefaultParagraphFont" style:family="text">
      <style:text-properties style:font-name="Cambria Math" style:font-name-complex="TH Sarabun New" fo:font-size="14pt" style:font-size-asian="14pt"/>
    </style:style>
    <style:style style:name="T80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81" style:parent-style-name="DefaultParagraphFont" style:family="text">
      <style:text-properties style:font-name="Cambria Math" style:font-name-complex="TH Sarabun New" fo:font-size="14pt" style:font-size-asian="14pt"/>
    </style:style>
    <style:style style:name="T82" style:parent-style-name="DefaultParagraphFont" style:family="text">
      <style:text-properties style:font-name="Cambria Math" style:font-name-complex="TH Sarabun New" fo:font-style="italic" style:font-style-asian="italic" style:font-style-complex="italic" fo:font-size="14pt" style:font-size-asian="14pt"/>
    </style:style>
    <style:style style:name="T83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84" style:parent-style-name="DefaultParagraphFont" style:family="text">
      <style:text-properties style:font-name="Cambria Math" style:font-name-complex="TH Sarabun New" fo:font-size="14pt" style:font-size-asian="14pt"/>
    </style:style>
    <style:style style:name="T85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86" style:parent-style-name="DefaultParagraphFont" style:family="text">
      <style:text-properties style:font-name="Cambria Math" style:font-name-complex="TH Sarabun New" fo:font-size="14pt" style:font-size-asian="14pt"/>
    </style:style>
    <style:style style:name="T87" style:parent-style-name="DefaultParagraphFont" style:family="text">
      <style:text-properties style:font-name="Cambria Math" style:font-name-complex="TH Sarabun New" fo:font-style="italic" style:font-style-asian="italic" style:font-style-complex="italic" fo:font-size="14pt" style:font-size-asian="14pt"/>
    </style:style>
    <style:style style:name="T88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89" style:parent-style-name="DefaultParagraphFont" style:family="text">
      <style:text-properties style:font-name="Cambria Math" style:font-name-complex="Angsana New" fo:font-style="italic" style:font-style-asian="italic" style:font-style-complex="italic" fo:font-size="14pt" style:font-size-asian="14pt" style:script-type="complex"/>
    </style:style>
    <style:style style:name="T90" style:parent-style-name="DefaultParagraphFont" style:family="text">
      <style:text-properties style:font-name="Cambria Math" style:font-name-complex="TH Sarabun New" fo:font-size="14pt" style:font-size-asian="14pt"/>
    </style:style>
    <style:style style:name="T91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92" style:parent-style-name="DefaultParagraphFont" style:family="text">
      <style:text-properties style:font-name="Cambria Math" style:font-name-complex="TH Sarabun New" fo:font-size="14pt" style:font-size-asian="14pt"/>
    </style:style>
    <style:style style:name="T93" style:parent-style-name="DefaultParagraphFont" style:family="text">
      <style:text-properties style:font-name="Cambria Math" style:font-name-complex="TH Sarabun New" fo:font-style="italic" style:font-style-asian="italic" style:font-style-complex="italic" fo:font-size="14pt" style:font-size-asian="14pt"/>
    </style:style>
    <style:style style:name="T94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95" style:parent-style-name="DefaultParagraphFont" style:family="text">
      <style:text-properties style:font-name="Cambria Math" style:font-name-complex="TH Sarabun New" fo:font-size="14pt" style:font-size-asian="14pt"/>
    </style:style>
    <style:style style:name="T96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97" style:parent-style-name="DefaultParagraphFont" style:family="text">
      <style:text-properties style:font-name="Cambria Math" style:font-name-complex="TH Sarabun New" fo:font-size="14pt" style:font-size-asian="14pt"/>
    </style:style>
    <style:style style:name="T98" style:parent-style-name="DefaultParagraphFont" style:family="text">
      <style:text-properties style:font-name="Cambria Math" style:font-name-complex="TH Sarabun New" fo:font-style="italic" style:font-style-asian="italic" style:font-style-complex="italic" fo:font-size="14pt" style:font-size-asian="14pt"/>
    </style:style>
    <style:style style:name="T99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100" style:parent-style-name="DefaultParagraphFont" style:family="text">
      <style:text-properties style:font-name="Cambria Math" style:font-name-complex="Angsana New" fo:font-style="italic" style:font-style-asian="italic" style:font-style-complex="italic" fo:font-size="14pt" style:font-size-asian="14pt" style:script-type="complex"/>
    </style:style>
    <style:style style:name="T101" style:parent-style-name="DefaultParagraphFont" style:family="text">
      <style:text-properties style:font-name="Cambria Math" style:font-name-complex="TH Sarabun New" fo:font-size="14pt" style:font-size-asian="14pt"/>
    </style:style>
    <style:style style:name="T102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103" style:parent-style-name="DefaultParagraphFont" style:family="text">
      <style:text-properties style:font-name="Cambria Math" style:font-name-complex="TH Sarabun New" fo:font-size="14pt" style:font-size-asian="14pt"/>
    </style:style>
    <style:style style:name="T104" style:parent-style-name="DefaultParagraphFont" style:family="text">
      <style:text-properties style:font-name="Cambria Math" style:font-name-complex="TH Sarabun New" fo:font-style="italic" style:font-style-asian="italic" style:font-style-complex="italic" fo:font-size="14pt" style:font-size-asian="14pt"/>
    </style:style>
    <style:style style:name="T105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106" style:parent-style-name="DefaultParagraphFont" style:family="text">
      <style:text-properties style:font-name="Cambria Math" style:font-name-complex="TH Sarabun New" fo:font-size="14pt" style:font-size-asian="14pt"/>
    </style:style>
    <style:style style:name="T107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108" style:parent-style-name="DefaultParagraphFont" style:family="text">
      <style:text-properties style:font-name="Cambria Math" style:font-name-complex="TH Sarabun New" fo:font-size="14pt" style:font-size-asian="14pt"/>
    </style:style>
    <style:style style:name="T109" style:parent-style-name="DefaultParagraphFont" style:family="text">
      <style:text-properties style:font-name="Cambria Math" style:font-name-complex="TH Sarabun New" fo:font-style="italic" style:font-style-asian="italic" style:font-style-complex="italic" fo:font-size="14pt" style:font-size-asian="14pt"/>
    </style:style>
    <style:style style:name="T110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111" style:parent-style-name="DefaultParagraphFont" style:family="text">
      <style:text-properties style:font-name="Cambria Math" style:font-name-complex="TH Sarabun New" fo:font-size="14pt" style:font-size-asian="14pt"/>
    </style:style>
    <style:style style:name="T112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113" style:parent-style-name="DefaultParagraphFont" style:family="text">
      <style:text-properties style:font-name="Cambria Math" style:font-name-complex="TH Sarabun New" fo:font-size="14pt" style:font-size-asian="14pt"/>
    </style:style>
    <style:style style:name="T114" style:parent-style-name="DefaultParagraphFont" style:family="text">
      <style:text-properties style:font-name="Cambria Math" style:font-name-complex="TH Sarabun New" fo:font-style="italic" style:font-style-asian="italic" style:font-style-complex="italic" fo:font-size="14pt" style:font-size-asian="14pt"/>
    </style:style>
    <style:style style:name="T115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116" style:parent-style-name="DefaultParagraphFont" style:family="text">
      <style:text-properties style:font-name="Cambria Math" style:font-name-complex="TH Sarabun New" fo:font-size="14pt" style:font-size-asian="14pt"/>
    </style:style>
    <style:style style:name="T117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118" style:parent-style-name="DefaultParagraphFont" style:family="text">
      <style:text-properties style:font-name="Cambria Math" style:font-name-complex="TH Sarabun New" fo:font-size="14pt" style:font-size-asian="14pt"/>
    </style:style>
    <style:style style:name="T119" style:parent-style-name="DefaultParagraphFont" style:family="text">
      <style:text-properties style:font-name="Cambria Math" style:font-name-complex="TH Sarabun New" fo:font-style="italic" style:font-style-asian="italic" style:font-style-complex="italic" fo:font-size="14pt" style:font-size-asian="14pt"/>
    </style:style>
    <style:style style:name="P120" style:parent-style-name="Normal" style:list-style-name="LFO2" style:family="paragraph"/>
    <style:style style:name="T121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122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123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124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125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126" style:parent-style-name="DefaultParagraphFont" style:family="text">
      <style:text-properties style:font-name="TH Sarabun New" style:font-name-complex="TH Sarabun New" fo:font-size="14pt" style:font-size-asian="14pt"/>
    </style:style>
    <style:style style:name="P127" style:parent-style-name="Normal" style:list-style-name="LFO2" style:family="paragraph"/>
    <style:style style:name="T128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129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130" style:parent-style-name="Normal" style:list-style-name="LFO2" style:family="paragraph"/>
    <style:style style:name="T131" style:parent-style-name="DefaultParagraphFont" style:family="text">
      <style:text-properties style:font-name="TH Sarabun New" style:font-name-complex="TH Sarabun New" fo:font-size="14pt" style:font-size-asian="14pt"/>
    </style:style>
    <style:style style:name="T132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133" style:parent-style-name="DefaultParagraphFont" style:family="text">
      <style:text-properties style:font-name="Cambria Math" style:font-name-complex="TH Sarabun New" fo:font-size="14pt" style:font-size-asian="14pt"/>
    </style:style>
    <style:style style:name="T134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135" style:parent-style-name="DefaultParagraphFont" style:family="text">
      <style:text-properties style:font-name="Cambria Math" style:font-name-complex="TH Sarabun New" fo:font-size="14pt" style:font-size-asian="14pt"/>
    </style:style>
    <style:style style:name="T136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137" style:parent-style-name="DefaultParagraphFont" style:family="text">
      <style:text-properties style:font-name="Cambria Math" style:font-name-complex="TH Sarabun New" fo:font-size="14pt" style:font-size-asian="14pt"/>
    </style:style>
    <style:style style:name="T138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139" style:parent-style-name="DefaultParagraphFont" style:family="text">
      <style:text-properties style:font-name="Cambria Math" style:font-name-complex="TH Sarabun New" fo:font-size="14pt" style:font-size-asian="14pt"/>
    </style:style>
    <style:style style:name="T140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141" style:parent-style-name="DefaultParagraphFont" style:family="text">
      <style:text-properties style:font-name="TH Sarabun New" style:font-name-complex="TH Sarabun New" fo:font-size="14pt" style:font-size-asian="14pt"/>
    </style:style>
    <style:style style:name="T142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143" style:parent-style-name="DefaultParagraphFont" style:family="text">
      <style:text-properties style:font-name="TH Sarabun New" style:font-name-complex="TH Sarabun New" fo:font-size="14pt" style:font-size-asian="14pt"/>
    </style:style>
    <style:style style:name="T144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145" style:parent-style-name="Normal" style:list-style-name="LFO2" style:family="paragraph"/>
    <style:style style:name="T146" style:parent-style-name="DefaultParagraphFont" style:family="text">
      <style:text-properties style:font-name="TH Sarabun New" style:font-name-complex="TH Sarabun New" fo:font-size="14pt" style:font-size-asian="14pt"/>
    </style:style>
    <style:style style:name="T147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148" style:parent-style-name="DefaultParagraphFont" style:family="text">
      <style:text-properties style:font-name="TH Sarabun New" style:font-name-complex="TH Sarabun New" fo:font-size="14pt" style:font-size-asian="14pt"/>
    </style:style>
    <style:style style:name="T149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150" style:parent-style-name="Normal" style:list-style-name="LFO2" style:family="paragraph"/>
    <style:style style:name="T151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152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153" style:parent-style-name="Normal" style:list-style-name="LFO2" style:family="paragraph"/>
    <style:style style:name="T154" style:parent-style-name="DefaultParagraphFont" style:family="text">
      <style:text-properties style:font-name="TH Sarabun New" style:font-name-complex="TH Sarabun New" fo:font-size="14pt" style:font-size-asian="14pt"/>
    </style:style>
    <style:style style:name="T155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156" style:parent-style-name="DefaultParagraphFont" style:family="text">
      <style:text-properties style:font-name="TH Sarabun New" style:font-name-complex="TH Sarabun New" fo:font-size="14pt" style:font-size-asian="14pt"/>
    </style:style>
    <style:style style:name="T157" style:parent-style-name="DefaultParagraphFont" style:family="text">
      <style:text-properties style:font-name="Arial" style:font-name-complex="Angsana New" fo:font-size="14pt" style:font-size-asian="14pt" style:script-type="complex"/>
    </style:style>
    <style:style style:name="T158" style:parent-style-name="DefaultParagraphFont" style:family="text">
      <style:text-properties style:font-name="TH Sarabun New" style:font-name-complex="TH Sarabun New" fo:font-size="14pt" style:font-size-asian="14pt"/>
    </style:style>
    <style:style style:name="T159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160" style:parent-style-name="Normal" style:list-style-name="LFO2" style:family="paragraph"/>
    <style:style style:name="T161" style:parent-style-name="DefaultParagraphFont" style:family="text">
      <style:text-properties style:font-name="TH Sarabun New" style:font-name-complex="TH Sarabun New" fo:font-size="14pt" style:font-size-asian="14pt"/>
    </style:style>
    <style:style style:name="T162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163" style:parent-style-name="DefaultParagraphFont" style:family="text">
      <style:text-properties style:font-name="TH Sarabun New" style:font-name-complex="TH Sarabun New" fo:font-size="14pt" style:font-size-asian="14pt"/>
    </style:style>
    <style:style style:name="T164" style:parent-style-name="DefaultParagraphFont" style:family="text">
      <style:text-properties style:font-name="Arial" style:font-name-complex="Angsana New" fo:font-size="14pt" style:font-size-asian="14pt" style:script-type="complex"/>
    </style:style>
    <style:style style:name="T165" style:parent-style-name="DefaultParagraphFont" style:family="text">
      <style:text-properties style:font-name="TH Sarabun New" style:font-name-complex="TH Sarabun New" fo:font-size="14pt" style:font-size-asian="14pt"/>
    </style:style>
    <style:style style:name="T166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167" style:parent-style-name="Normal" style:list-style-name="LFO2" style:family="paragraph"/>
    <style:style style:name="T168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169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170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171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172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173" style:parent-style-name="Normal" style:family="paragraph">
      <style:text-properties style:font-name="TH Sarabun New" style:font-name-complex="TH Sarabun New" fo:font-size="14pt" style:font-size-asian="14pt"/>
    </style:style>
    <style:style style:name="P174" style:parent-style-name="Normal" style:family="paragraph">
      <style:text-properties style:font-name="TH Sarabun New" style:font-name-complex="TH Sarabun New" fo:font-size="14pt" style:font-size-asian="14pt"/>
    </style:style>
    <style:style style:name="P175" style:parent-style-name="Normal" style:family="paragraph">
      <style:text-properties style:font-name="TH Sarabun New" style:font-name-complex="TH Sarabun New" fo:font-size="14pt" style:font-size-asian="14pt"/>
    </style:style>
    <style:style style:name="T176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177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178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179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180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181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182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183" style:parent-style-name="DefaultParagraphFont" style:family="text">
      <style:text-properties style:font-name="TH Sarabun New" style:font-name-complex="TH Sarabun New" fo:font-size="14pt" style:font-size-asian="14pt"/>
    </style:style>
    <style:style style:name="T184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185" style:parent-style-name="DefaultParagraphFont" style:family="text">
      <style:text-properties style:font-name="TH Sarabun New" style:font-name-complex="TH Sarabun New" fo:font-size="14pt" style:font-size-asian="14pt"/>
    </style:style>
    <style:style style:name="T186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187" style:parent-style-name="DefaultParagraphFont" style:family="text">
      <style:text-properties style:font-name="TH Sarabun New" style:font-name-complex="TH Sarabun New" fo:font-size="14pt" style:font-size-asian="14pt"/>
    </style:style>
    <style:style style:name="P188" style:parent-style-name="Normal" style:list-style-name="LFO3" style:family="paragraph"/>
    <style:style style:name="T189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190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191" style:parent-style-name="DefaultParagraphFont" style:family="text">
      <style:text-properties style:font-name="Cambria Math" style:font-name-complex="TH Sarabun New" fo:font-size="14pt" style:font-size-asian="14pt"/>
    </style:style>
    <style:style style:name="T192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193" style:parent-style-name="DefaultParagraphFont" style:family="text">
      <style:text-properties style:font-name="Cambria Math" style:font-name-complex="Arial" fo:font-size="14pt" style:font-size-asian="14pt"/>
    </style:style>
    <style:style style:name="T194" style:parent-style-name="DefaultParagraphFont" style:family="text">
      <style:text-properties style:font-name="Cambria Math" style:font-name-complex="Angsana New" fo:font-style="italic" style:font-style-asian="italic" style:font-style-complex="italic" fo:font-size="14pt" style:font-size-asian="14pt" style:script-type="complex"/>
    </style:style>
    <style:style style:name="P195" style:parent-style-name="Normal" style:list-style-name="LFO3" style:family="paragraph"/>
    <style:style style:name="T196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197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198" style:parent-style-name="DefaultParagraphFont" style:family="text">
      <style:text-properties style:font-name="Cambria Math" style:font-name-complex="TH Sarabun New" fo:font-size="14pt" style:font-size-asian="14pt"/>
    </style:style>
    <style:style style:name="T199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T200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01" style:parent-style-name="DefaultParagraphFont" style:family="text">
      <style:text-properties style:font-name="TH Sarabun New" style:font-name-complex="TH Sarabun New" fo:font-size="14pt" style:font-size-asian="14pt"/>
    </style:style>
    <style:style style:name="T202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203" style:parent-style-name="Normal" style:list-style-name="LFO3" style:family="paragraph"/>
    <style:style style:name="T204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205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06" style:parent-style-name="DefaultParagraphFont" style:family="text">
      <style:text-properties style:font-name="Cambria Math" style:font-name-complex="TH Sarabun New" fo:font-size="14pt" style:font-size-asian="14pt"/>
    </style:style>
    <style:style style:name="T207" style:parent-style-name="DefaultParagraphFont" style:family="text">
      <style:text-properties style:font-name="Cambria Math" style:font-name-complex="Angsana New" fo:font-size="14pt" style:font-size-asian="14pt" style:script-type="complex"/>
    </style:style>
    <style:style style:name="P208" style:parent-style-name="Normal" style:list-style-name="LFO3" style:family="paragraph"/>
    <style:style style:name="T209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210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211" style:parent-style-name="Normal" style:list-style-name="LFO3" style:family="paragraph"/>
    <style:style style:name="T212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213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14" style:parent-style-name="DefaultParagraphFont" style:family="text">
      <style:text-properties style:font-name="TH Sarabun New" style:font-name-complex="TH Sarabun New" fo:font-size="14pt" style:font-size-asian="14pt"/>
    </style:style>
    <style:style style:name="T215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16" style:parent-style-name="DefaultParagraphFont" style:family="text">
      <style:text-properties style:font-name="TH Sarabun New" style:font-name-complex="TH Sarabun New" fo:font-size="14pt" style:font-size-asian="14pt"/>
    </style:style>
    <style:style style:name="T217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18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219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220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221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222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P223" style:parent-style-name="Normal" style:list-style-name="LFO4" style:family="paragraph"/>
    <style:style style:name="T224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25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226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27" style:parent-style-name="DefaultParagraphFont" style:family="text">
      <style:text-properties style:font-name="TH Sarabun New" style:font-name-complex="TH Sarabun New" fo:font-size="14pt" style:font-size-asian="14pt"/>
    </style:style>
    <style:style style:name="T228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229" style:parent-style-name="Normal" style:family="paragraph">
      <style:paragraph-properties fo:text-align="center"/>
    </style:style>
    <style:style style:name="P230" style:parent-style-name="Normal" style:list-style-name="LFO4" style:family="paragraph"/>
    <style:style style:name="T231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32" style:parent-style-name="DefaultParagraphFont" style:family="text">
      <style:text-properties style:font-name="TH Sarabun New" style:font-name-complex="TH Sarabun New" fo:font-size="14pt" style:font-size-asian="14pt"/>
    </style:style>
    <style:style style:name="T233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34" style:parent-style-name="DefaultParagraphFont" style:family="text">
      <style:text-properties style:font-name="Arial" style:font-name-complex="Angsana New" fo:font-size="14pt" style:font-size-asian="14pt" style:script-type="complex"/>
    </style:style>
    <style:style style:name="T235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36" style:parent-style-name="DefaultParagraphFont" style:family="text">
      <style:text-properties style:font-name="Arial" style:font-name-complex="Angsana New" fo:font-size="14pt" style:font-size-asian="14pt" style:script-type="complex"/>
    </style:style>
    <style:style style:name="T237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38" style:parent-style-name="DefaultParagraphFont" style:family="text">
      <style:text-properties style:font-name="Arial" style:font-name-complex="Angsana New" fo:font-size="14pt" style:font-size-asian="14pt" style:script-type="complex"/>
    </style:style>
    <style:style style:name="T239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240" style:parent-style-name="Normal" style:list-style-name="LFO4" style:family="paragraph"/>
    <style:style style:name="T241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42" style:parent-style-name="DefaultParagraphFont" style:family="text">
      <style:text-properties style:font-name="TH Sarabun New" style:font-name-complex="TH Sarabun New" fo:font-size="14pt" style:font-size-asian="14pt"/>
    </style:style>
    <style:style style:name="T243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44" style:parent-style-name="DefaultParagraphFont" style:family="text">
      <style:text-properties style:font-name="TH Sarabun New" style:font-name-complex="TH Sarabun New" fo:font-size="14pt" style:font-size-asian="14pt"/>
    </style:style>
    <style:style style:name="T245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46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247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48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249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250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P251" style:parent-style-name="Normal" style:list-style-name="LFO5" style:family="paragraph"/>
    <style:style style:name="T252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53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254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55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256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57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P258" style:parent-style-name="Normal" style:list-style-name="LFO5" style:family="paragraph"/>
    <style:style style:name="T259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60" style:parent-style-name="DefaultParagraphFont" style:family="text">
      <style:text-properties style:font-name="TH Sarabun New" style:font-name-complex="TH Sarabun New" fo:font-size="14pt" style:font-size-asian="14pt"/>
    </style:style>
    <style:style style:name="T261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262" style:parent-style-name="Normal" style:list-style-name="LFO5" style:family="paragraph"/>
    <style:style style:name="T263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64" style:parent-style-name="DefaultParagraphFont" style:family="text">
      <style:text-properties style:font-name="TH Sarabun New" style:font-name-complex="TH Sarabun New" fo:font-size="14pt" style:font-size-asian="14pt"/>
    </style:style>
    <style:style style:name="T265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66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267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68" style:parent-style-name="DefaultParagraphFont" style:family="text">
      <style:text-properties style:font-name="TH Sarabun New" style:font-name-complex="TH Sarabun New" fo:font-size="14pt" style:font-size-asian="14pt"/>
    </style:style>
    <style:style style:name="T269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270" style:parent-style-name="Normal" style:list-style-name="LFO5" style:family="paragraph"/>
    <style:style style:name="T271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72" style:parent-style-name="DefaultParagraphFont" style:family="text">
      <style:text-properties style:font-name="TH Sarabun New" style:font-name-complex="TH Sarabun New" fo:font-size="14pt" style:font-size-asian="14pt"/>
    </style:style>
    <style:style style:name="T273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74" style:parent-style-name="DefaultParagraphFont" style:family="text">
      <style:text-properties style:font-name="TH Sarabun New" style:font-name-complex="TH Sarabun New" fo:font-size="14pt" style:font-size-asian="14pt"/>
    </style:style>
    <style:style style:name="T275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276" style:parent-style-name="Normal" style:family="paragraph">
      <style:text-properties style:font-name="TH Sarabun New" style:font-name-complex="TH Sarabun New" fo:font-size="14pt" style:font-size-asian="14pt"/>
    </style:style>
    <style:style style:name="P277" style:parent-style-name="Normal" style:family="paragraph">
      <style:text-properties style:font-name="TH Sarabun New" style:font-name-complex="TH Sarabun New" fo:font-size="14pt" style:font-size-asian="14pt"/>
    </style:style>
    <style:style style:name="P278" style:parent-style-name="Normal" style:family="paragraph">
      <style:text-properties style:font-name="TH Sarabun New" style:font-name-complex="TH Sarabun New" fo:font-size="14pt" style:font-size-asian="14pt"/>
    </style:style>
    <style:style style:name="P279" style:parent-style-name="Normal" style:family="paragraph">
      <style:text-properties style:font-name="TH Sarabun New" style:font-name-complex="TH Sarabun New" fo:font-size="14pt" style:font-size-asian="14pt"/>
    </style:style>
    <style:style style:name="P280" style:parent-style-name="Normal" style:family="paragraph">
      <style:text-properties style:font-name="TH Sarabun New" style:font-name-complex="TH Sarabun New" fo:font-size="14pt" style:font-size-asian="14pt"/>
    </style:style>
    <style:style style:name="P281" style:parent-style-name="Normal" style:family="paragraph">
      <style:text-properties style:font-name="TH Sarabun New" style:font-name-complex="TH Sarabun New" fo:font-size="14pt" style:font-size-asian="14pt"/>
    </style:style>
    <style:style style:name="P282" style:parent-style-name="Normal" style:family="paragraph">
      <style:text-properties style:font-name="TH Sarabun New" style:font-name-complex="TH Sarabun New" fo:font-size="14pt" style:font-size-asian="14pt"/>
    </style:style>
    <style:style style:name="T283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284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P285" style:parent-style-name="ListParagraph" style:list-style-name="LFO6" style:family="paragraph"/>
    <style:style style:name="T286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87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288" style:parent-style-name="Hyperlink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289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290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291" style:parent-style-name="ListParagraph" style:list-style-name="LFO6" style:family="paragraph"/>
    <style:style style:name="T292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93" style:parent-style-name="DefaultParagraphFont" style:family="text">
      <style:text-properties style:font-name="TH Sarabun New" style:font-name-complex="TH Sarabun New" fo:font-size="14pt" style:font-size-asian="14pt"/>
    </style:style>
    <style:style style:name="T294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295" style:parent-style-name="DefaultParagraphFont" style:family="text">
      <style:text-properties style:font-name="TH Sarabun New" style:font-name-complex="TH Sarabun New" fo:font-size="14pt" style:font-size-asian="14pt" fo:background-color="#C0C0C0"/>
    </style:style>
    <style:style style:name="T296" style:parent-style-name="DefaultParagraphFont" style:family="text">
      <style:text-properties style:font-name="TH Sarabun New" style:font-name-complex="TH Sarabun New" fo:font-size="14pt" style:font-size-asian="14pt" fo:background-color="#C0C0C0" style:script-type="complex"/>
    </style:style>
    <style:style style:name="T297" style:parent-style-name="DefaultParagraphFont" style:family="text">
      <style:text-properties style:font-name="TH Sarabun New" style:font-name-complex="TH Sarabun New" fo:font-size="14pt" style:font-size-asian="14pt" fo:background-color="#C0C0C0"/>
    </style:style>
    <style:style style:name="T298" style:parent-style-name="DefaultParagraphFont" style:family="text">
      <style:text-properties style:font-name="TH Sarabun New" style:font-name-complex="TH Sarabun New" fo:font-size="14pt" style:font-size-asian="14pt" fo:background-color="#C0C0C0" style:script-type="complex"/>
    </style:style>
    <style:style style:name="T299" style:parent-style-name="DefaultParagraphFont" style:family="text">
      <style:text-properties style:font-name="TH Sarabun New" style:font-name-complex="TH Sarabun New" fo:font-size="14pt" style:font-size-asian="14pt" fo:background-color="#C0C0C0"/>
    </style:style>
    <style:style style:name="T300" style:parent-style-name="DefaultParagraphFont" style:family="text">
      <style:text-properties style:font-name="TH Sarabun New" style:font-name-complex="TH Sarabun New" fo:font-size="14pt" style:font-size-asian="14pt" fo:background-color="#C0C0C0" style:script-type="complex"/>
    </style:style>
    <style:style style:name="T301" style:parent-style-name="DefaultParagraphFont" style:family="text">
      <style:text-properties style:font-name="TH Sarabun New" style:font-name-complex="TH Sarabun New" fo:font-size="14pt" style:font-size-asian="14pt" fo:background-color="#C0C0C0"/>
    </style:style>
    <style:style style:name="T302" style:parent-style-name="DefaultParagraphFont" style:family="text">
      <style:text-properties style:font-name="TH Sarabun New" style:font-name-complex="TH Sarabun New" fo:font-size="14pt" style:font-size-asian="14pt" fo:background-color="#C0C0C0" style:script-type="complex"/>
    </style:style>
    <style:style style:name="T303" style:parent-style-name="DefaultParagraphFont" style:family="text">
      <style:text-properties style:font-name="TH Sarabun New" style:font-name-complex="TH Sarabun New" fo:font-size="14pt" style:font-size-asian="14pt" fo:background-color="#C0C0C0"/>
    </style:style>
    <style:style style:name="P304" style:parent-style-name="ListParagraph" style:list-style-name="LFO6" style:family="paragraph"/>
    <style:style style:name="T305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06" style:parent-style-name="DefaultParagraphFont" style:family="text">
      <style:text-properties style:font-name="TH Sarabun New" style:font-name-complex="TH Sarabun New" fo:font-size="14pt" style:font-size-asian="14pt"/>
    </style:style>
    <style:style style:name="T307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08" style:parent-style-name="DefaultParagraphFont" style:family="text">
      <style:text-properties style:font-name="TH Sarabun New" style:font-name-complex="TH Sarabun New" fo:font-size="14pt" style:font-size-asian="14pt"/>
    </style:style>
    <style:style style:name="T309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10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11" style:parent-style-name="Hyperlink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312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313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314" style:parent-style-name="ListParagraph" style:list-style-name="LFO6" style:family="paragraph"/>
    <style:style style:name="T315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16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17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18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19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20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21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322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 style:script-type="complex"/>
    </style:style>
    <style:style style:name="T323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324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25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26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27" style:parent-style-name="DefaultParagraphFont" style:family="text">
      <style:text-properties style:font-name="TH Sarabun New" style:font-name-complex="TH Sarabun New" fo:font-weight="bold" style:font-weight-asian="bold" style:font-weight-complex="bold" fo:font-size="14pt" style:font-size-asian="14pt"/>
    </style:style>
    <style:style style:name="T328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29" style:parent-style-name="DefaultParagraphFont" style:family="text">
      <style:text-properties style:font-name="TH Sarabun New" style:font-name-complex="TH Sarabun New" fo:font-size="14pt" style:font-size-asian="14pt"/>
    </style:style>
    <style:style style:name="T330" style:parent-style-name="DefaultParagraphFont" style:family="text">
      <style:text-properties style:font-name="TH Sarabun New" style:font-name-complex="TH Sarabun New" fo:font-size="14pt" style:font-size-asian="14pt"/>
    </style:style>
    <style:style style:name="T331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32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33" style:parent-style-name="DefaultParagraphFont" style:family="text">
      <style:text-properties style:font-name="TH Sarabun New" style:font-name-complex="TH Sarabun New" fo:font-size="14pt" style:font-size-asian="14pt"/>
    </style:style>
    <style:style style:name="T334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35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36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T337" style:parent-style-name="DefaultParagraphFont" style:family="text">
      <style:text-properties style:font-name="TH Sarabun New" style:font-name-complex="TH Sarabun New" fo:font-size="14pt" style:font-size-asian="14pt" style:script-type="complex"/>
    </style:style>
    <style:style style:name="P338" style:parent-style-name="Normal" style:family="paragraph">
      <style:text-properties style:font-name="TH Sarabun New" style:font-name-complex="TH Sarabun New" fo:font-size="14pt" style:font-size-asian="14pt"/>
    </style:style>
    <style:style style:name="P339" style:parent-style-name="Normal" style:family="paragraph">
      <style:text-properties style:font-name="TH Sarabun New" style:font-name-complex="TH Sarabun New" fo:font-size="14pt" style:font-size-asian="14pt"/>
    </style:style>
    <style:style style:name="P340" style:parent-style-name="Normal" style:family="paragraph">
      <style:paragraph-properties fo:text-align="center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</office:automatic-styles>
  <office:body>
    <office:text text:use-soft-page-breaks="true">
      <text:p text:style-name="P1"><text:span text:style-name="T2">LAB<text:s/></text:span><text:span text:style-name="T3">:<text:s/></text:span><text:span text:style-name="T4">Unsupervised Object Counting</text:span></text:p>
      <text:p text:style-name="P5"><text:span text:style-name="T6">&amp; Classification<text:s/></text:span><text:span text:style-name="T7">(</text:span><text:span text:style-name="T8">OpenCV<text:s/></text:span><text:span text:style-name="T9">+<text:s/></text:span><text:span text:style-name="T10">KMeans</text:span><text:span text:style-name="T11">/</text:span><text:span text:style-name="T12">DBSCAN</text:span><text:span text:style-name="T13">)</text:span></text:p>
      <text:p text:style-name="P14"><text:span text:style-name="T15">การนับและจัดกลุ่มวัตถุแบบไม่มีผู้สอน (</text:span><text:span text:style-name="T16">Unsupervised</text:span><text:span text:style-name="T17">) ด้วย<text:s/></text:span><text:span text:style-name="T18">OpenCV<text:s/></text:span><text:span text:style-name="T19">และอัลกอริทึม<text:s/></text:span><text:span text:style-name="T20">Clustering<text:s/></text:span><text:span text:style-name="T21">(</text:span><text:span text:style-name="T22">K</text:span><text:span text:style-name="T23">-</text:span><text:span text:style-name="T24">Means, DBSCAN</text:span><text:span text:style-name="T25">)</text:span></text:p>
      <text:p text:style-name="P26"/>
      <text:p text:style-name="Normal"><text:span text:style-name="T27">1</text:span><text:span text:style-name="T28">) วัตถุประสงค์</text:span></text:p>
      <text:list text:style-name="LFO1" text:continue-numbering="true">
        <text:list-item>
          <text:p text:style-name="P29"><text:span text:style-name="T30">สร้าง<text:s/></text:span><text:span text:style-name="T31">mask</text:span><text:span text:style-name="T32"><text:s/>ของวัตถุจากภาพจริงด้วยการแปลงค่าสีเทา</text:span><text:span text:style-name="T33">, threshold<text:s/></text:span><text:span text:style-name="T34">และ<text:s/></text:span><text:span text:style-name="T35">morphology</text:span></text:p>
        </text:list-item>
        <text:list-item>
          <text:p text:style-name="P36"><text:span text:style-name="T37">แยกวัตถุเป็นชิ้น (</text:span><text:span text:style-name="T38">connected components</text:span><text:span text:style-name="T39">) และสกัด<text:s/></text:span><text:span text:style-name="T40">shape features</text:span><text:span text:style-name="T41"><text:s/>ที่ใช้อธิบายรูปทรง</text:span></text:p>
        </text:list-item>
        <text:list-item>
          <text:p text:style-name="P42"><text:span text:style-name="T43">จัดกลุ่มวัตถุอัตโนมัติด้วย<text:s/></text:span><text:span text:style-name="T44">K</text:span><text:span text:style-name="T45">-</text:span><text:span text:style-name="T46">Means</text:span><text:span text:style-name="T47"><text:s/>(กำหนด<text:s/></text:span><text:span text:style-name="T48">k</text:span><text:span text:style-name="T49">) และ<text:s/></text:span><text:span text:style-name="T50">DBSCAN</text:span><text:span text:style-name="T51"><text:s/>(ไม่ต้องกำหนดจำนวนกลุ่มล่วงหน้า)</text:span></text:p>
        </text:list-item>
        <text:list-item>
          <text:p text:style-name="P52"><text:span text:style-name="T53">แสดงผลการจัดกลุ่มด้วยการระบายมาสก์/เส้นขอบ พร้อม<text:s/></text:span><text:span text:style-name="T54">Class ID</text:span><text:span text:style-name="T55"><text:s/>และ<text:s/></text:span><text:span text:style-name="T56">จำนวนต่อคลาส</text:span></text:p>
        </text:list-item>
      </text:list>
      <text:p text:style-name="Normal"><text:span text:style-name="T57">2) พื้นฐานทฤษฎี</text:span></text:p>
      <text:p text:style-name="Normal"><text:span text:style-name="T58">2</text:span><text:span text:style-name="T59">.</text:span><text:span text:style-name="T60">1</text:span><text:span text:style-name="T61"><text:s/>การสร้าง<text:s/></text:span><text:span text:style-name="T62">Mask<text:s/></text:span><text:span text:style-name="T63">และการเตรียมภาพ (</text:span><text:span text:style-name="T64">Preprocessing</text:span><text:span text:style-name="T65">)</text:span></text:p>
      <text:list text:style-name="LFO2" text:continue-numbering="true">
        <text:list-item>
          <text:p text:style-name="P66"><text:span text:style-name="T67">Grayscale</text:span><text:span text:style-name="T68">: เปลี่ยนจาก<text:s/></text:span><text:span text:style-name="T69">BGR<text:s/></text:span><text:span text:style-name="T70">→</text:span><text:span text:style-name="T71"><text:s/>เทา:</text:span><text:span text:style-name="T72"><text:s/></text:span><text:span text:style-name="T73">I</text:span><text:span text:style-name="T74">=</text:span><text:span text:style-name="T75">0</text:span><text:span text:style-name="T76">.</text:span><text:span text:style-name="T77">299R<text:s/></text:span><text:span text:style-name="T78">+<text:s/></text:span><text:span text:style-name="T79">0</text:span><text:span text:style-name="T80">.</text:span><text:span text:style-name="T81">587</text:span><text:span text:style-name="T82">G<text:s/></text:span><text:span text:style-name="T83">+<text:s/></text:span><text:span text:style-name="T84">0</text:span><text:span text:style-name="T85">.</text:span><text:span text:style-name="T86">114</text:span><text:span text:style-name="T87">BI<text:s/></text:span><text:span text:style-name="T88">=</text:span><text:span text:style-name="T89"><text:s/></text:span><text:span text:style-name="T90">0</text:span><text:span text:style-name="T91">.</text:span><text:span text:style-name="T92">299</text:span><text:span text:style-name="T93">R<text:s/></text:span><text:span text:style-name="T94">+<text:s/></text:span><text:span text:style-name="T95">0</text:span><text:span text:style-name="T96">.</text:span><text:span text:style-name="T97">587</text:span><text:span text:style-name="T98">G<text:s/></text:span><text:span text:style-name="T99">+</text:span><text:span text:style-name="T100"><text:s/></text:span><text:span text:style-name="T101">0</text:span><text:span text:style-name="T102">.</text:span><text:span text:style-name="T103">114</text:span><text:span text:style-name="T104">BI</text:span><text:span text:style-name="T105"><text:s/>=<text:s/></text:span><text:span text:style-name="T106">0</text:span><text:span text:style-name="T107">.</text:span><text:span text:style-name="T108">299</text:span><text:span text:style-name="T109">R</text:span><text:span text:style-name="T110"><text:s/>+<text:s/></text:span><text:span text:style-name="T111">0</text:span><text:span text:style-name="T112">.</text:span><text:span text:style-name="T113">587</text:span><text:span text:style-name="T114">G</text:span><text:span text:style-name="T115"><text:s/>+<text:s/></text:span><text:span text:style-name="T116">0</text:span><text:span text:style-name="T117">.</text:span><text:span text:style-name="T118">114</text:span><text:span text:style-name="T119">B</text:span></text:p>
        </text:list-item>
        <text:list-item>
          <text:p text:style-name="P120"><text:span text:style-name="T121">Blur<text:s/></text:span><text:span text:style-name="T122">(</text:span><text:span text:style-name="T123">Gaussian</text:span><text:span text:style-name="T124">)</text:span><text:span text:style-name="T125">: ลดสัญญาณรบกวนก่อน<text:s/></text:span><text:span text:style-name="T126">threshold</text:span></text:p>
        </text:list-item>
        <text:list-item>
          <text:p text:style-name="P127"><text:span text:style-name="T128">Threshold</text:span><text:span text:style-name="T129">:</text:span></text:p>
          <text:list text:continue-numbering="true">
            <text:list-item>
              <text:p text:style-name="P130"><text:span text:style-name="T131">Fixed Threshold</text:span><text:span text:style-name="T132">:<text:s/></text:span><text:span text:style-name="T133">I</text:span><text:span text:style-name="T134">(</text:span><text:span text:style-name="T135">x</text:span><text:span text:style-name="T136">)</text:span><text:span text:style-name="T137">&gt;T</text:span><text:span text:style-name="T138">⇒</text:span><text:span text:style-name="T139">1</text:span><text:span text:style-name="T140"><text:s/>(วัตถุ)</text:span><text:span text:style-name="T141">,<text:s/></text:span><text:span text:style-name="T142">ไม่งั้น<text:s/></text:span><text:span text:style-name="T143">0<text:s/></text:span><text:span text:style-name="T144">(ฉากหลัง)</text:span></text:p>
            </text:list-item>
            <text:list-item>
              <text:p text:style-name="P145"><text:span text:style-name="T146">Otsu</text:span><text:span text:style-name="T147">/</text:span><text:span text:style-name="T148">Adaptive</text:span><text:span text:style-name="T149">: กำหนดเกณฑ์อัตโนมัติตามฮิตโทแกรม/บริบทพื้นที่</text:span></text:p>
            </text:list-item>
          </text:list>
        </text:list-item>
        <text:list-item>
          <text:p text:style-name="P150"><text:span text:style-name="T151">Morphology</text:span><text:span text:style-name="T152">:</text:span></text:p>
          <text:list text:continue-numbering="true">
            <text:list-item>
              <text:p text:style-name="P153"><text:span text:style-name="T154">Opening<text:s/></text:span><text:span text:style-name="T155">=<text:s/></text:span><text:span text:style-name="T156">Erosion<text:s/></text:span><text:span text:style-name="T157">→</text:span><text:span text:style-name="T158"><text:s/>Dilation<text:s/></text:span><text:span text:style-name="T159">(ลบจุดเล็ก ๆ)</text:span></text:p>
            </text:list-item>
            <text:list-item>
              <text:p text:style-name="P160"><text:span text:style-name="T161">Closing<text:s/></text:span><text:span text:style-name="T162">=<text:s/></text:span><text:span text:style-name="T163">Dilation<text:s/></text:span><text:span text:style-name="T164">→</text:span><text:span text:style-name="T165"><text:s/>Erosion<text:s/></text:span><text:span text:style-name="T166">(ปิดช่องว่าง/รอยขาด)</text:span></text:p>
            </text:list-item>
          </text:list>
        </text:list-item>
        <text:list-item>
          <text:p text:style-name="P167"><text:span text:style-name="T168">Connected Components<text:s/></text:span><text:span text:style-name="T169">(</text:span><text:span text:style-name="T170">CC</text:span><text:span text:style-name="T171">)</text:span><text:span text:style-name="T172">: รวมพิกเซลที่เชื่อมถึงกันให้เป็นออบเจกต์เดียว</text:span></text:p>
        </text:list-item>
      </text:list>
      <text:p text:style-name="P173"/>
      <text:p text:style-name="P174"/>
      <text:p text:style-name="P175"/>
      <text:p text:style-name="Normal"><text:span text:style-name="T176">2</text:span><text:span text:style-name="T177">.</text:span><text:span text:style-name="T178">2</text:span><text:span text:style-name="T179"><text:s/>ฟีเจอร์รูปร่าง (</text:span><text:span text:style-name="T180">Shape Features</text:span><text:span text:style-name="T181">)</text:span></text:p>
      <text:soft-page-break/>
      <text:p text:style-name="Normal"><text:span text:style-name="T182">ให้คอนทัวร์ของวัตถุเป็น<text:s/></text:span><text:span text:style-name="T183">C,<text:s/></text:span><text:span text:style-name="T184">พื้นที่<text:s/></text:span><text:span text:style-name="T185">A,<text:s/></text:span><text:span text:style-name="T186">เส้นรอบรูป<text:s/></text:span><text:span text:style-name="T187">P</text:span></text:p>
      <text:list text:style-name="LFO3" text:continue-numbering="true">
        <text:list-item>
          <text:p text:style-name="P188"><text:span text:style-name="T189">Aspect ratio</text:span><text:span text:style-name="T190">:<text:s/></text:span><text:span text:style-name="T191">AR</text:span><text:span text:style-name="T192">=</text:span><text:span text:style-name="T193">​</text:span><text:span text:style-name="T194"><text:s/></text:span><draw:frame draw:style-name="a0" text:anchor-type="as-char" svg:x="0in" svg:y="0in" svg:width="0.11667in" svg:height="0.30833in" style:rel-width="scale" style:rel-height="scale"><draw:object xlink:href="Object 1/" xlink:type="simple" xlink:show="embed" xlink:actuate="onLoad"/></draw:frame></text:p>
        </text:list-item>
        <text:list-item>
          <text:p text:style-name="P195"><text:span text:style-name="T196">Circularity</text:span><text:span text:style-name="T197">:<text:s/></text:span><text:span text:style-name="T198">Circ</text:span><text:span text:style-name="T199">=</text:span><draw:frame draw:style-name="a1" text:anchor-type="as-char" svg:x="0in" svg:y="0in" svg:width="0.275in" svg:height="0.34167in" style:rel-width="scale" style:rel-height="scale"><draw:object xlink:href="Object 2/" xlink:type="simple" xlink:show="embed" xlink:actuate="onLoad"/></draw:frame><text:span text:style-name="T200"><text:s/>(ใกล้<text:s/></text:span><text:span text:style-name="T201">1<text:s/></text:span><text:span text:style-name="T202">= กลม)</text:span></text:p>
        </text:list-item>
        <text:list-item>
          <text:p text:style-name="P203"><text:span text:style-name="T204">Solidity</text:span><text:span text:style-name="T205">:<text:s/></text:span><text:span text:style-name="T206">Sol</text:span><text:span text:style-name="T207">=<text:s/></text:span><draw:frame draw:style-name="a2" text:anchor-type="as-char" svg:x="0in" svg:y="0in" svg:width="0.325in" svg:height="0.375in" style:rel-width="scale" style:rel-height="scale"><draw:object xlink:href="Object 3/" xlink:type="simple" xlink:show="embed" xlink:actuate="onLoad"/></draw:frame></text:p>
        </text:list-item>
        <text:list-item>
          <text:p text:style-name="P208"><text:span text:style-name="T209">Equivalent diameter</text:span><text:span text:style-name="T210">:<text:s/></text:span><draw:frame draw:style-name="a3" text:anchor-type="as-char" svg:x="0in" svg:y="0in" svg:width="0.3in" svg:height="0.54167in" style:rel-width="scale" style:rel-height="scale"><draw:object xlink:href="Object 4/" xlink:type="simple" xlink:show="embed" xlink:actuate="onLoad"/></draw:frame></text:p>
        </text:list-item>
        <text:list-item>
          <text:p text:style-name="P211"><text:span text:style-name="T212">Hu Moments</text:span><text:span text:style-name="T213"><text:s/>(</text:span><text:span text:style-name="T214">7</text:span><text:span text:style-name="T215"><text:s/>ค่า): อินเวเรียนต์ต่อการเลื่อน/หมุน/สเกล (ในโค้ดแปลงเป็น<text:s/></text:span><text:span text:style-name="T216">log<text:s/></text:span><text:span text:style-name="T217">เพื่อสเกลค่านิ่ง)</text:span></text:p>
        </text:list-item>
      </text:list>
      <text:p text:style-name="Normal"><text:span text:style-name="T218">2</text:span><text:span text:style-name="T219">.</text:span><text:span text:style-name="T220">3 K</text:span><text:span text:style-name="T221">-</text:span><text:span text:style-name="T222">Means Clustering</text:span></text:p>
      <text:list text:style-name="LFO4" text:continue-numbering="true">
        <text:list-item>
          <text:p text:style-name="P223"><text:span text:style-name="T224">วัตถุประสงค์: ลด<text:s/></text:span><text:span text:style-name="T225">Sum of Squared Errors</text:span><text:span text:style-name="T226"><text:s/>(</text:span><text:span text:style-name="T227">SSE</text:span><text:span text:style-name="T228">)</text:span></text:p>
        </text:list-item>
      </text:list>
      <text:p text:style-name="P229"><draw:frame draw:style-name="a4" text:anchor-type="as-char" svg:x="0in" svg:y="0in" svg:width="1.68333in" svg:height="0.55833in" style:rel-width="scale" style:rel-height="scale"><draw:object xlink:href="Object 5/" xlink:type="simple" xlink:show="embed" xlink:actuate="onLoad"/></draw:frame></text:p>
      <text:list text:style-name="LFO4" text:continue-numbering="true">
        <text:list-item>
          <text:p text:style-name="P230"><text:span text:style-name="T231">ขั้นตอน: (1) สุ่มเซนทรอยด์<text:s/></text:span><text:span text:style-name="T232">k<text:s/></text:span><text:span text:style-name="T233">จุด<text:s/></text:span><text:span text:style-name="T234">→</text:span><text:span text:style-name="T235"><text:s/>(2) จัดตัวอย่างเข้าคลัสเตอร์ที่ใกล้สุด<text:s/></text:span><text:span text:style-name="T236">→</text:span><text:span text:style-name="T237"><text:s/>(3) อัปเดตเซนทรอยด์<text:s/></text:span><text:span text:style-name="T238">→</text:span><text:span text:style-name="T239"><text:s/>ทำซ้ำจนคงที่</text:span></text:p>
        </text:list-item>
        <text:list-item>
          <text:p text:style-name="P240"><text:span text:style-name="T241">พารามิเตอร์สำคัญ:<text:s/></text:span><text:span text:style-name="T242">k<text:s/></text:span><text:span text:style-name="T243">(จำนวนกลุ่ม)</text:span><text:span text:style-name="T244">,<text:s/></text:span><text:span text:style-name="T245">การสเกลข้อมูล (ใช้<text:s/></text:span><text:span text:style-name="T246">StandardScaler</text:span><text:span text:style-name="T247"><text:s/>ในโค้ด)</text:span></text:p>
        </text:list-item>
      </text:list>
      <text:p text:style-name="Normal"><text:span text:style-name="T248">2</text:span><text:span text:style-name="T249">.</text:span><text:span text:style-name="T250">4 DBSCAN</text:span></text:p>
      <text:list text:style-name="LFO5" text:continue-numbering="true">
        <text:list-item>
          <text:p text:style-name="P251"><text:span text:style-name="T252">นิยามจุด<text:s/></text:span><text:span text:style-name="T253">core</text:span><text:span text:style-name="T254"><text:s/>เมื่อมีเพื่อนบ้านภายในรัศมี<text:s/></text:span><text:span text:style-name="T255">eps</text:span><text:span text:style-name="T256"><text:s/>ไม่น้อยกว่า<text:s/></text:span><text:span text:style-name="T257">min_samples</text:span></text:p>
        </text:list-item>
        <text:list-item>
          <text:p text:style-name="P258"><text:span text:style-name="T259">จุดที่เข้าถึงได้จาก<text:s/></text:span><text:span text:style-name="T260">core<text:s/></text:span><text:span text:style-name="T261">จะเป็นสมาชิกคลัสเตอร์เดียวกัน</text:span></text:p>
        </text:list-item>
        <text:list-item>
          <text:p text:style-name="P262"><text:span text:style-name="T263">จุดที่ไม่เข้าถึงได้จาก<text:s/></text:span><text:span text:style-name="T264">core<text:s/></text:span><text:span text:style-name="T265">ใด ๆ จะเป็น<text:s/></text:span><text:span text:style-name="T266">noise</text:span><text:span text:style-name="T267"><text:s/>(</text:span><text:span text:style-name="T268">label<text:s/></text:span><text:span text:style-name="T269">= -1)</text:span></text:p>
        </text:list-item>
        <text:list-item>
          <text:p text:style-name="P270"><text:span text:style-name="T271">ข้อดี: ไม่ต้องบอกจำนวนคลัสเตอร์ล่วงหน้า</text:span><text:span text:style-name="T272">,<text:s/></text:span><text:span text:style-name="T273">จัดการ<text:s/></text:span><text:span text:style-name="T274">outlier<text:s/></text:span><text:span text:style-name="T275">ได้ดี</text:span></text:p>
        </text:list-item>
      </text:list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soft-page-break/>
      <text:p text:style-name="Normal"><text:span text:style-name="T283">3</text:span><text:span text:style-name="T284">) ขั้นตอนการทดลอง</text:span></text:p>
      <text:list text:style-name="LFO6" text:continue-numbering="true">
        <text:list-item>
          <text:p text:style-name="P285"><text:span text:style-name="T286">โหลดภาพจาก</text:span><text:span text:style-name="T287"><text:s/></text:span><text:a xlink:href="https://drive.google.com/drive/folders/1bUow8cVzvOZgJgZev_lymFM9Rlj_7Z7U?usp=sharing" office:target-frame-name="_top" xlink:show="replace"><text:span text:style-name="T288">Link</text:span></text:a><text:span text:style-name="T289"><text:s/></text:span><text:span text:style-name="T290">นี้</text:span></text:p>
        </text:list-item>
        <text:list-item>
          <text:p text:style-name="P291"><text:span text:style-name="T292">ใช้คำสั่งนี้เพื่อติดตั้ง<text:s/></text:span><text:span text:style-name="T293">libraries<text:s/></text:span><text:span text:style-name="T294">ที่จำเป็น<text:s/></text:span></text:p>
        </text:list-item>
      </text:list>
      <text:p text:style-name="ListParagraph"><text:span text:style-name="T295">pip<text:s/></text:span><text:span text:style-name="T296">-</text:span><text:span text:style-name="T297">q install opencv</text:span><text:span text:style-name="T298">-</text:span><text:span text:style-name="T299">python</text:span><text:span text:style-name="T300">-</text:span><text:span text:style-name="T301">headless scikit</text:span><text:span text:style-name="T302">-</text:span><text:span text:style-name="T303">learn matplotlib numpy</text:span></text:p>
      <text:list text:style-name="LFO6" text:continue-numbering="true">
        <text:list-item>
          <text:p text:style-name="P304"><text:span text:style-name="T305">นำเข้า<text:s/></text:span><text:span text:style-name="T306">jupyter notebook<text:s/></text:span><text:span text:style-name="T307">ลงใน<text:s/></text:span><text:span text:style-name="T308">Visual Studio Code</text:span><text:span text:style-name="T309"><text:s/></text:span><text:span text:style-name="T310">จาก<text:s/></text:span><text:a xlink:href="https://drive.google.com/drive/folders/1bUow8cVzvOZgJgZev_lymFM9Rlj_7Z7U?usp=sharing" office:target-frame-name="_top" xlink:show="replace"><text:span text:style-name="T311">Link</text:span></text:a><text:span text:style-name="T312"><text:s/></text:span><text:span text:style-name="T313">นี้</text:span></text:p>
        </text:list-item>
        <text:list-item>
          <text:p text:style-name="P314"><text:span text:style-name="T315">ทดลอง</text:span><text:span text:style-name="T316">กับ</text:span><text:span text:style-name="T317">รูป</text:span><text:span text:style-name="T318">ทั้งหมด</text:span><text:span text:style-name="T319"><text:s/></text:span><text:span text:style-name="T320">โดยลองใช้<text:s/></text:span><text:span text:style-name="T321">K</text:span><text:span text:style-name="T322">-</text:span><text:span text:style-name="T323">Means Clustering</text:span><text:span text:style-name="T324"><text:s/>และ</text:span><text:span text:style-name="T325">ถ้าไม่ได้ผลให้ใช้</text:span><text:span text:style-name="T326"><text:s/></text:span><text:span text:style-name="T327">DBSCAN</text:span><text:span text:style-name="T328"><text:s/>โดยปรับค่า<text:s/></text:span><text:span text:style-name="T329">parameters</text:span><text:span text:style-name="T330"><text:s/></text:span><text:span text:style-name="T331">ต่างๆ<text:s/></text:span><text:span text:style-name="T332">ตามความเหมาะสม</text:span><text:span text:style-name="T333"><text:s/></text:span><text:span text:style-name="T334">หากไม่</text:span><text:span text:style-name="T335">ได้ผล</text:span><text:span text:style-name="T336">อีก<text:s/></text:span><text:span text:style-name="T337">ลองเปลี่ยนไปใช้การเตรียมรูปภาพแบบอื่น</text:span></text:p>
        </text:list-item>
      </text:list>
      <text:p text:style-name="P338"/>
      <text:p text:style-name="P339"/>
      <text:p text:style-name="P3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Cordia New" svg:font-family="Cordia New" style:font-family-generic="swiss" style:font-pitch="variable" svg:panose-1="2 11 3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ngsana New" svg:font-family="Angsana New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H Sarabun New" svg:font-family="TH Sarabun New" style:font-family-generic="swiss" style:font-pitch="variable" svg:panose-1="2 11 5 0 4 2 0 2 0 3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4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222in" fo:margin-bottom="0.0277in"/>
      <style:text-properties style:font-name="Aptos Display" style:font-name-asian="Times New Roman" style:font-name-complex="Angsana New" fo:color="#0F4761" fo:font-size="20pt" style:font-size-asian="20pt" style:font-size-complex="2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833in" fo:margin-bottom="0.0277in"/>
      <style:text-properties style:font-name="Aptos Display" style:font-name-asian="Times New Roman" style:font-name-complex="Angsana New" fo:color="#0F4761" fo:font-size="16pt" style:font-size-asian="16pt" style:font-size-complex="20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833in" fo:margin-bottom="0.0277in"/>
      <style:text-properties style:font-name-asian="Times New Roman" style:font-name-complex="Angsana New" fo:color="#0F4761" fo:font-size="14pt" style:font-size-asian="14pt" style:font-size-complex="17.5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Angsana New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Angsana New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Angsana New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Angsana New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Angsana New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Angsana New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Angsana New" fo:color="#0F4761" fo:font-size="20pt" style:font-size-asian="20pt" style:font-size-complex="25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Angsana New" fo:color="#0F4761" fo:font-size="16pt" style:font-size-asian="16pt" style:font-size-complex="20pt"/>
    </style:style>
    <style:style style:name="Heading3Char" style:display-name="Heading 3 Char" style:family="text" style:parent-style-name="DefaultParagraphFont">
      <style:text-properties style:font-name-asian="Times New Roman" style:font-name-complex="Angsana New" fo:color="#0F4761" fo:font-size="14pt" style:font-size-asian="14pt" style:font-size-complex="17.5pt"/>
    </style:style>
    <style:style style:name="Heading4Char" style:display-name="Heading 4 Char" style:family="text" style:parent-style-name="DefaultParagraphFont">
      <style:text-properties style:font-name-asian="Times New Roman" style:font-name-complex="Angsana New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Angsana New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Angsana New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Angsana New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Angsana New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Angsana New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277in" fo:line-height="100%"/>
      <style:text-properties style:font-name="Aptos Display" style:font-name-asian="Times New Roman" style:font-name-complex="Angsana New" fo:letter-spacing="-0.0069in" fo:font-size="28pt" style:font-size-asian="28pt" style:font-size-complex="35.5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Angsana New" fo:letter-spacing="-0.0069in" style:letter-kerning="true" fo:font-size="28pt" style:font-size-asian="28pt" style:font-size-complex="35.5pt"/>
    </style:style>
    <style:style style:name="Subtitle" style:display-name="Subtitle" style:family="paragraph" style:parent-style-name="Normal" style:next-style-name="Normal">
      <style:text-properties style:font-name-asian="Times New Roman" style:font-name-complex="Angsana New" fo:color="#595959" fo:letter-spacing="0.0104in" fo:font-size="14pt" style:font-size-asian="14pt" style:font-size-complex="17.5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Angsana New" fo:color="#595959" fo:letter-spacing="0.0104in" fo:font-size="14pt" style:font-size-asian="14pt" style:font-size-complex="17.5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PlaceholderText" style:display-name="Placeholder Text" style:family="text" style:parent-style-name="DefaultParagraphFont">
      <style:text-properties fo:color="#666666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hubet jitpilia</meta:initial-creator>
    <dc:creator>phubet jitpilia</dc:creator>
    <meta:creation-date>2025-09-30T07:05:00Z</meta:creation-date>
    <dc:date>2025-09-30T15:34:00Z</dc:date>
    <meta:template xlink:href="Normal" xlink:type="simple"/>
    <meta:editing-cycles>2</meta:editing-cycles>
    <meta:editing-duration>PT19980S</meta:editing-duration>
    <meta:document-statistic meta:page-count="3" meta:paragraph-count="5" meta:word-count="382" meta:character-count="2558" meta:row-count="18" meta:non-whitespace-character-count="2181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i mathvariant="normal">w</mml:mi>
    </mml:mrow>
    <mml:mrow>
      <mml:mi mathvariant="normal">h</mml:mi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n>4</mml:mn>
      <mml:mi mathvariant="normal">π</mml:mi>
      <mml:mi mathvariant="normal">A</mml:mi>
    </mml:mrow>
    <mml:mrow>
      <mml:msup>
        <mml:mrow>
          <mml:mi>P</mml:mi>
        </mml:mrow>
        <mml:mrow>
          <mml:mn>2</mml:mn>
        </mml:mrow>
      </mml:msup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i mathvariant="normal">A</mml:mi>
    </mml:mrow>
    <mml:mrow>
      <mml:msub>
        <mml:mrow>
          <mml:mi>A</mml:mi>
        </mml:mrow>
        <mml:mrow>
          <mml:mi>h</mml:mi>
          <mml:mi>u</mml:mi>
          <mml:mi>l</mml:mi>
          <mml:mi>l</mml:mi>
        </mml:mrow>
      </mml:msub>
    </mml:mrow>
  </mml:mfrac>
</mml:math>
</file>

<file path=Object 4/content.xml><?xml version="1.0" encoding="utf-8"?>
<mml:math xmlns:mml="http://www.w3.org/1998/Math/MathML" xmlns:m="http://schemas.openxmlformats.org/officeDocument/2006/math">
  <mml:msqrt>
    <mml:mfrac>
      <mml:mrow>
        <mml:mn>4</mml:mn>
        <mml:mi>A</mml:mi>
      </mml:mrow>
      <mml:mrow>
        <mml:mi mathvariant="normal">π</mml:mi>
      </mml:mrow>
    </mml:mfrac>
  </mml:msqrt>
</mml:math>
</file>

<file path=Object 5/content.xml><?xml version="1.0" encoding="utf-8"?>
<mml:math xmlns:mml="http://www.w3.org/1998/Math/MathML" xmlns:m="http://schemas.openxmlformats.org/officeDocument/2006/math">
  <mml:mrow>
    <mml:mrow>
      <mml:munder>
        <mml:mrow>
          <mml:mi mathvariant="normal">min</mml:mi>
        </mml:mrow>
        <mml:mrow>
          <mml:msubsup>
            <mml:mrow>
              <mml:mfenced open="{" close="}" separators="|">
                <mml:mrow>
                  <mml:mi> </mml:mi>
                  <mml:msub>
                    <mml:mrow>
                      <mml:mi>S</mml:mi>
                    </mml:mrow>
                    <mml:mrow>
                      <mml:mi>j</mml:mi>
                    </mml:mrow>
                  </mml:msub>
                  <mml:mo>,</mml:mo>
                  <mml:mi> </mml:mi>
                  <mml:msub>
                    <mml:mrow>
                      <mml:mi>μ</mml:mi>
                    </mml:mrow>
                    <mml:mrow>
                      <mml:mi>j</mml:mi>
                    </mml:mrow>
                  </mml:msub>
                </mml:mrow>
              </mml:mfenced>
            </mml:mrow>
            <mml:mrow>
              <mml:mi>j</mml:mi>
              <mml:mo>=</mml:mo>
              <mml:mn>1</mml:mn>
            </mml:mrow>
            <mml:mrow>
              <mml:mi>k</mml:mi>
            </mml:mrow>
          </mml:msubsup>
        </mml:mrow>
      </mml:munder>
    </mml:mrow>
    <mml:mo>⁡</mml:mo>
    <mml:mrow>
      <mml:mrow>
        <mml:munderover>
          <mml:mo stretchy="false">∑</mml:mo>
          <mml:mrow>
            <mml:mi>j</mml:mi>
            <mml:mo>=</mml:mo>
            <mml:mn>1</mml:mn>
          </mml:mrow>
          <mml:mrow>
            <mml:mi>k</mml:mi>
          </mml:mrow>
        </mml:munderover>
        <mml:mrow>
          <mml:mrow>
            <mml:munder>
              <mml:mo stretchy="false">∑</mml:mo>
              <mml:mrow>
                <mml:mi>x</mml:mi>
                <mml:mo>∈</mml:mo>
                <mml:msub>
                  <mml:mrow>
                    <mml:mi>S</mml:mi>
                  </mml:mrow>
                  <mml:mrow>
                    <mml:mi>j</mml:mi>
                  </mml:mrow>
                </mml:msub>
              </mml:mrow>
            </mml:munder>
            <mml:mrow>
              <mml:msup>
                <mml:mrow>
                  <mml:mfenced open="‖" close="‖" separators="|">
                    <mml:mrow>
                      <mml:mi>x</mml:mi>
                      <mml:mo>-</mml:mo>
                      <mml:msub>
                        <mml:mrow>
                          <mml:mi>μ</mml:mi>
                        </mml:mrow>
                        <mml:mrow>
                          <mml:mi>j</mml:mi>
                        </mml:mrow>
                      </mml:msub>
                    </mml:mrow>
                  </mml:mfenced>
                </mml:mrow>
                <mml:mrow>
                  <mml:mn>2</mml:mn>
                </mml:mrow>
              </mml:msup>
            </mml:mrow>
          </mml:mrow>
        </mml:mrow>
      </mml:mrow>
    </mml:mrow>
  </mml:mrow>
</mml:math>
</file>